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1"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T1">Detailed list of **all** GitHub commands </text:span> </text:p>
      <text:p text:style-name="Text_20_body"> </text:p>
      <text:p text:style-name="Text_20_body"><text:span text:style-name="T1">### Basic Git Commands</text:span> </text:p>
      <text:p text:style-name="Text_20_body"> </text:p>
      <text:p text:style-name="Text_20_body"><text:span text:style-name="T1">#### `git init`</text:span> </text:p>
      <text:p text:style-name="Text_20_body"><text:span text:style-name="T1">- Initializes a new Git repository locally. This command creates a new `.git` directory in your project, turning the current directory into a Git repository.</text:span> </text:p>
      <text:p text:style-name="Text_20_body"> </text:p>
      <text:p text:style-name="Text_20_body"><text:span text:style-name="T1">#### `git clone [URL]`</text:span> </text:p>
      <text:p text:style-name="Text_20_body"><text:span text:style-name="T1">- Creates a local copy of a remote repository. Replace `[URL]` with the repository URL from GitHub.</text:span> </text:p>
      <text:p text:style-name="Text_20_body"> </text:p>
      <text:p text:style-name="Text_20_body"><text:span text:style-name="T1">#### `git add [file]`</text:span> </text:p>
      <text:p text:style-name="Text_20_body"><text:span text:style-name="T1">- Stages changes for commit. Replace `[file]` with the filename you wish to add. Using `git add .` stages all changed files.</text:span> </text:p>
      <text:p text:style-name="Text_20_body"> </text:p>
      <text:p text:style-name="Text_20_body"><text:span text:style-name="T1">#### `git commit -m "[commit message]"`</text:span> </text:p>
      <text:p text:style-name="Text_20_body"><text:span text:style-name="T1">- Records staged changes in the repository with a descriptive message. Replace `[commit message]` with a brief note about the changes.</text:span> </text:p>
      <text:p text:style-name="Text_20_body"> </text:p>
      <text:p text:style-name="Text_20_body"><text:span text:style-name="T1">#### `git status`</text:span> </text:p>
      <text:p text:style-name="Text_20_body"><text:span text:style-name="T1">- Displays the state of the working directory and staging area, showing which changes have been staged, which haven’t, and which files aren’t being tracked by Git.</text:span> </text:p>
      <text:p text:style-name="Text_20_body"> </text:p>
      <text:p text:style-name="Text_20_body"><text:span text:style-name="T1">#### `git push [remote] [branch]`</text:span> </text:p>
      <text:p text:style-name="Text_20_body"><text:span text:style-name="T1">- Updates the remote repository with the changes committed locally in the specified branch. `[remote]` is typically `origin`, and `[branch]` is the branch you're pushing to.</text:span> </text:p>
      <text:p text:style-name="Text_20_body"> </text:p>
      <text:p text:style-name="Text_20_body"><text:span text:style-name="T1">#### `git pull [remote] [branch]`</text:span> </text:p>
      <text:p text:style-name="Text_20_body"><text:span text:style-name="T1">- Fetches changes from the remote repository and merges them into the local branch. This command combines `git fetch` and `git merge`.</text:span> </text:p>
      <text:p text:style-name="Text_20_body"> </text:p>
      <text:p text:style-name="Text_20_body"><text:span text:style-name="T1">#### `git branch`</text:span> </text:p>
      <text:p text:style-name="Text_20_body"><text:soft-page-break/><text:span text:style-name="T1">- Lists all local branches in the repository. With `-a`, it shows both local and remote branches, and with `-r`, it shows only remote branches.</text:span> </text:p>
      <text:p text:style-name="Text_20_body"> </text:p>
      <text:p text:style-name="Text_20_body"><text:span text:style-name="T1">#### `git checkout [branch]`</text:span> </text:p>
      <text:p text:style-name="Text_20_body"><text:span text:style-name="T1">- Switches to the specified branch and updates the working directory. The `-b` option creates a new branch and then checks it out.</text:span> </text:p>
      <text:p text:style-name="Text_20_body"> </text:p>
      <text:p text:style-name="Text_20_body"><text:span text:style-name="T1">#### `git merge [branch]`</text:span> </text:p>
      <text:p text:style-name="Text_20_body"><text:span text:style-name="T1">- Merges the specified branch’s history into the current branch. This command is used to combine changes from one branch into another.</text:span> </text:p>
      <text:p text:style-name="Text_20_body"> </text:p>
      <text:p text:style-name="Text_20_body"><text:span text:style-name="T1">#### `git fetch [remote]`</text:span> </text:p>
      <text:p text:style-name="Text_20_body"><text:span text:style-name="T1">- Downloads objects and refs from another repository. This command fetches branches and tags from the remote repository, updating your local references.</text:span> </text:p>
      <text:p text:style-name="Text_20_body"> </text:p>
      <text:p text:style-name="Text_20_body"><text:span text:style-name="T1">#### `git rebase [branch]`</text:span> </text:p>
      <text:p text:style-name="Text_20_body"><text:span text:style-name="T1">- Reapplies commits on top of another base tip. This command is used to move or combine a sequence of commits to a new base commit.</text:span> </text:p>
      <text:p text:style-name="Text_20_body"> </text:p>
      <text:p text:style-name="Text_20_body"><text:span text:style-name="T1">### Collaboration and Review Commands</text:span> </text:p>
      <text:p text:style-name="Text_20_body"> </text:p>
      <text:p text:style-name="Text_20_body"><text:span text:style-name="T1">#### `git pull request`</text:span> </text:p>
      <text:p text:style-name="Text_20_body"><text:span text:style-name="T1">- While not a native Git command, creating pull requests is a common action on GitHub, typically done via the GitHub web interface or the GitHub CLI (`gh`) to propose changes for review.</text:span> </text:p>
      <text:p text:style-name="Text_20_body"> </text:p>
      <text:p text:style-name="Text_20_body"><text:span text:style-name="T1">#### `git stash`</text:span> </text:p>
      <text:p text:style-name="Text_20_body"><text:span text:style-name="T1">- Temporarily shelves (or stashes) changes so you can work on a different branch without committing incomplete work.</text:span> </text:p>
      <text:p text:style-name="Text_20_body"> </text:p>
      <text:p text:style-name="Text_20_body"><text:span text:style-name="T1">### Advanced Commands</text:span> </text:p>
      <text:p text:style-name="Text_20_body"> </text:p>
      <text:p text:style-name="Text_20_body"><text:span text:style-name="T1">#### `git cherry-pick [commit]`</text:span> </text:p>
      <text:p text:style-name="Text_20_body"><text:span text:style-name="T1">- Applies the changes introduced by some existing commits. </text:span> </text:p>
      <text:p text:style-name="Text_20_body"> </text:p>
      <text:p text:style-name="Text_20_body"><text:soft-page-break/><text:span text:style-name="T1">#### `git rebase -i`</text:span> </text:p>
      <text:p text:style-name="Text_20_body"><text:span text:style-name="T1">- Interactive rebase allows you to edit commits, reorder, or squash them easily.</text:span> </text:p>
      <text:p text:style-name="Text_20_body"> </text:p>
      <text:p text:style-name="Text_20_body"><text:span text:style-name="T1">#### `git tag`</text:span> </text:p>
      <text:p text:style-name="Text_20_body"><text:span text:style-name="T1">- Used to mark specific points in history as important, typically for marking version releases.</text:span> </text:p>
      <text:p text:style-name="Text_20_body"> </text:p>
      <text:p text:style-name="Text_20_body"><text:span text:style-name="T1">### GitHub CLI (gh)</text:span> </text:p>
      <text:p text:style-name="Text_20_body"> </text:p>
      <text:p text:style-name="Text_20_body"><text:span text:style-name="T1">The GitHub CLI (`gh`) extends Git functionality specifically for GitHub, allowing you to create pull requests, view issues, and more, right from the command line. It's a separate tool from Git but is incredibly useful for GitHub-specific workflows.</text:span> </text:p>
      <text:p text:style-name="Text_20_body"> </text:p>
      <text:p text:style-name="Text_20_body"><text:span text:style-name="T1">- **Installation and documentation:** For more details on the GitHub CLI, visit the [GitHub CLI documentation](https://cli.github.com/manual/).</text:span> </text:p>
      <text:p text:style-name="Text_20_body"> </text:p>
      <text:p text:style-name="Text_20_body"><text:span text:style-name="T1">This list covers the basics and some more advanced commands but is far from exhaustive. Each command has a variety of options and use cases, so consulting the Git documentation (`git help [command]`) or the Pro Git book is advisable for a deeper understanding.</text:span> </text:p>
      <text:p text:style-name="Text_20_body"> </text:p>
      <text:p text:style-name="Text_20_body"> </text:p>
      <text:p text:style-name="Text_20_body"> </text:p>
      <text:p text:style-name="Text_20_body"> </text:p>
      <text:p text:style-name="Text_20_body"> </text:p>
      <text:p text:style-name="Text_20_body"> </text:p>
      <text:p text:style-name="Text_20_body"> </text:p>
      <text:p text:style-name="Text_20_body"> </text:p>
      <text:p text:style-name="Text_20_body"><text:span text:style-name="T1">If error: </text:span> <text:line-break/><text:span text:style-name="T1">PS C:\Users\HP\Desktop\devops&gt; git push origin Dev</text:span> </text:p>
      <text:p text:style-name="Text_20_body"><text:span text:style-name="T1">To https://github.com/liaquatali000/devops.git</text:span> </text:p>
      <text:p text:style-name="Text_20_body"> <text:span text:style-name="T1">! [rejected]        Dev -&gt; Dev (fetch first)</text:span> </text:p>
      <text:p text:style-name="Text_20_body"><text:span text:style-name="T1">error: failed to push some refs to 'https://github.com/liaquatali000/devops.git'</text:span> </text:p>
      <text:p text:style-name="Text_20_body"><text:span text:style-name="T1">hint: Updates were rejected because the remote contains work that you do</text:span> </text:p>
      <text:p text:style-name="Text_20_body"><text:span text:style-name="T1">hint: not have locally. This is usually caused by another repository pushing</text:span> </text:p>
      <text:p text:style-name="Text_20_body"><text:span text:style-name="T1">hint: to the same ref. You may want to first integrate the remote changes</text:span> </text:p>
      <text:p text:style-name="Text_20_body"><text:soft-page-break/><text:span text:style-name="T1">hint: (e.g., 'git pull ...') before pushing again.</text:span> </text:p>
      <text:p text:style-name="Text_20_body"><text:span text:style-name="T1">hint: See the 'Note about fast-forwards' in 'git push --help' for details.</text:span> </text:p>
      <text:p text:style-name="Text_20_body"><text:span text:style-name="T1">PS C:\Users\HP\Desktop\devops&gt;</text:span> </text:p>
      <text:p text:style-name="Text_20_body"> </text:p>
      <text:p text:style-name="Text_20_body"><text:span text:style-name="T1">Solution: </text:span> </text:p>
      <text:p text:style-name="Text_20_body"><text:span text:style-name="T1">Step 1: Pull the Latest Changes</text:span> </text:p>
      <text:p text:style-name="Text_20_body"><text:span text:style-name="T1">Make sure you're on the Dev branch:</text:span> </text:p>
      <text:p text:style-name="Text_20_body"><text:span text:style-name="T1">git checkout Dev</text:span> </text:p>
      <text:p text:style-name="Text_20_body"><text:span text:style-name="T1">Then, pull the latest changes from the remote repository:</text:span> </text:p>
      <text:p text:style-name="Text_20_body"><text:span text:style-name="T1">git pull origin Dev</text:span> </text:p>
      <text:p text:style-name="Text_20_body"><text:span text:style-name="T1">Step 2: Resolve Any Merge Conflicts</text:span> </text:p>
      <text:p text:style-name="Text_20_body"><text:span text:style-name="T1">git add .</text:span> </text:p>
      <text:p text:style-name="Text_20_body"><text:span text:style-name="T1">git commit -m "Resolved merge conflicts"</text:span> </text:p>
      <text:p text:style-name="Text_20_body"><text:span text:style-name="T1">Step 3: Push Your Changes</text:span> </text:p>
      <text:p text:style-name="Text_20_body"><text:span text:style-name="T1">git push origin Dev </text:span> </text:p>
      <text:p text:style-name="Text_20_body"><text:span text:style-name="T1">Next will be next js, react js, angular</text:span> </text:p>
      <text:p text:style-name="Text_20_body"> </text:p>
      <text:p text:style-name="Text_20_body"> </text:p>
      <text:p text:style-name="Text_20_body"> </text:p>
      <text:p text:style-name="Text_20_body"> </text:p>
      <text:p text:style-name="Text_20_body"> </text:p>
      <text:p text:style-name="Text_20_body"> </text:p>
      <text:p text:style-name="Text_20_body"><text:span text:style-name="T1">Docker:</text:span> </text:p>
      <text:p text:style-name="Text_20_body"> <text:line-break/><text:span text:style-name="T1">To check the running Docker containers on your system:</text:span> <text:line-break/><text:span text:style-name="T1">docker ps</text:span> </text:p>
      <text:p text:style-name="Text_20_body"> </text:p>
      <text:p text:style-name="Text_20_body"> </text:p>
      <text:p text:style-name="Text_20_body"><text:span text:style-name="T1">Optional - List all containers (including stopped ones): If you also want to see containers that have been stopped, you can run:</text:span> </text:p>
      <text:p text:style-name="Text_20_body"><text:span text:style-name="T1">docker ps –a</text:span> <text:line-break/> </text:p>
      <text:p text:style-name="Text_20_body"><text:soft-page-break/><text:span text:style-name="T1">Optional - Filtering the output: If you have many containers and you want to filter the list, you can use various options with docker ps. For example, to find containers based on their name, you can use:</text:span> <text:line-break/><text:span text:style-name="T1">docker ps --filter "name=your_container_name"</text:span> </text:p>
      <text:p text:style-name="Text_20_body"> </text:p>
      <text:p text:style-name="Text_20_body"><text:span text:style-name="T1">Viewing logs of a running container:</text:span> </text:p>
      <text:p text:style-name="Text_20_body"><text:span text:style-name="T1">docker logs container_name_or_id</text:span> </text:p>
      <text:p text:style-name="Text_20_body"> </text:p>
      <text:p text:style-name="Text_20_body"><text:span text:style-name="T1">To start, stop, or restart a container, use the respective commands followed by the container ID or name:</text:span> </text:p>
      <text:p text:style-name="Text_20_body"><text:span text:style-name="T1">Start: docker start &lt;container_id_or_name&gt;</text:span> </text:p>
      <text:p text:style-name="Text_20_body"><text:span text:style-name="T1">Stop: docker stop &lt;container_id_or_name&gt;</text:span> </text:p>
      <text:p text:style-name="Text_20_body"><text:span text:style-name="T1">Restart: docker restart &lt;container_id_or_name&gt;</text:span> </text:p>
      <text:p text:style-name="Text_20_body"> </text:p>
      <text:p text:style-name="Text_20_body"> </text:p>
      <text:p text:style-name="Text_20_body"> </text:p>
      <text:p text:style-name="Text_20_body"><text:span text:style-name="T1">Build the Docker image:</text:span> </text:p>
      <text:p text:style-name="Text_20_body"> </text:p>
      <text:p text:style-name="Text_20_body"><text:span text:style-name="T1">Open a terminal in your project directory (~/myreactapp).</text:span> </text:p>
      <text:p text:style-name="Text_20_body"><text:span text:style-name="T1">Run the docker build command with a tag for your image. Tags typically follow the format username/repository:tag. If you don't have a Docker Hub account or a private registry, you can just use a simple name and version for the tag.</text:span> </text:p>
      <text:p text:style-name="Text_20_body"><text:span text:style-name="T1">Example command:</text:span> </text:p>
      <text:p text:style-name="Text_20_body"><text:span text:style-name="T1">bash</text:span> </text:p>
      <text:p text:style-name="Text_20_body"><text:span text:style-name="T1">Copy code</text:span> </text:p>
      <text:p text:style-name="Text_20_body"><text:span text:style-name="T1">docker build -t myreactapp:latest .</text:span> </text:p>
      <text:p text:style-name="Text_20_body"><text:span text:style-name="T1">This command builds a Docker image with the tag myreactapp:latest using the Dockerfile in the current directory (. signifies the current directory).</text:span> </text:p>
      <text:p text:style-name="Text_20_body"><text:span text:style-name="T1">Verify the image was created:</text:span> </text:p>
      <text:p text:style-name="Text_20_body"> </text:p>
      <text:p text:style-name="Text_20_body"><text:span text:style-name="T1">After the build process completes, you can verify that your image was created successfully by listing all Docker images:</text:span> </text:p>
      <text:p text:style-name="Text_20_body"><text:span text:style-name="T1">bash</text:span> </text:p>
      <text:p text:style-name="Text_20_body"><text:span text:style-name="T1">Copy code</text:span> </text:p>
      <text:p text:style-name="Text_20_body"><text:soft-page-break/><text:span text:style-name="T1">docker images</text:span> </text:p>
      <text:p text:style-name="Text_20_body"> </text:p>
      <text:p text:style-name="Text_20_body"> </text:p>
      <text:p text:style-name="Text_20_body"> </text:p>
      <text:p text:style-name="Text_20_body"> </text:p>
      <text:p text:style-name="Text_20_body"> </text:p>
      <text:p text:style-name="Text_20_body"> </text:p>
      <text:p text:style-name="Text_20_body"><text:span text:style-name="T1">if you want to map port 5000 of the container to port 5000 of your host machine, you should run:</text:span> </text:p>
      <text:p text:style-name="Text_20_body"> </text:p>
      <text:p text:style-name="Text_20_body"><text:span text:style-name="T1">bash</text:span> </text:p>
      <text:p text:style-name="Text_20_body"><text:span text:style-name="T1">Copy code</text:span> </text:p>
      <text:p text:style-name="Text_20_body"><text:span text:style-name="T1">docker run -p 5000:5000 myreactapp:latest</text:span> </text:p>
      <text:p text:style-name="Text_20_body"><text:span text:style-name="T1">If you want to use a different port on the host, say 8080, you would run:</text:span> </text:p>
      <text:p text:style-name="Text_20_body"> </text:p>
      <text:p text:style-name="Text_20_body"><text:span text:style-name="T1">bash</text:span> </text:p>
      <text:p text:style-name="Text_20_body"><text:span text:style-name="T1">Copy code</text:span> </text:p>
      <text:p text:style-name="Text_20_body"><text:span text:style-name="T1">docker run -p 8080:5000 myreactapp:latest</text:span> </text:p>
      <text:p text:style-name="Text_20_body"><text:span text:style-name="T1">This means "map port 5000 inside the container to port 8080 on the host." After running this command, you can access your application by going to http://localhost:8080 in a web browser, assuming that the Docker host is your local machine. If you're working with a remote server like an Ubuntu server in Azure, you'd use the server's public IP or domain name instead of localhost.</text:span> </text:p>
      <text:p text:style-name="Text_20_body"> </text:p>
      <text:p text:style-name="Text_20_body"> </text:p>
      <text:p text:style-name="Text_20_body"><text:span text:style-name="T1">To stop a container, you need the correct container ID or name. Here's how you can find the running containers and stop them correctly:</text:span> </text:p>
      <text:p text:style-name="Text_20_body"> </text:p>
      <text:p text:style-name="Text_20_body"><text:span text:style-name="T1">List running containers:</text:span> </text:p>
      <text:p text:style-name="Text_20_body"> </text:p>
      <text:p text:style-name="Text_20_body"><text:span text:style-name="T1">bash</text:span> </text:p>
      <text:p text:style-name="Text_20_body"><text:span text:style-name="T1">Copy code</text:span> </text:p>
      <text:p text:style-name="Text_20_body"><text:span text:style-name="T1">sudo docker ps</text:span> </text:p>
      <text:p text:style-name="Text_20_body"><text:span text:style-name="T1">This will show you all running containers. Note the NAMES and CONTAINER ID columns.</text:span> </text:p>
      <text:p text:style-name="Text_20_body"> </text:p>
      <text:p text:style-name="Text_20_body"><text:soft-page-break/><text:span text:style-name="T1">Stop a container using its ID or name:</text:span> </text:p>
      <text:p text:style-name="Text_20_body"> </text:p>
      <text:p text:style-name="Text_20_body"><text:span text:style-name="T1">If you have the container ID, use it directly:</text:span> </text:p>
      <text:p text:style-name="Text_20_body"><text:span text:style-name="T1">bash</text:span> </text:p>
      <text:p text:style-name="Text_20_body"><text:span text:style-name="T1">Copy code</text:span> </text:p>
      <text:p text:style-name="Text_20_body"><text:span text:style-name="T1">sudo docker stop container_id</text:span> </text:p>
      <text:p text:style-name="Text_20_body"><text:span text:style-name="T1">If you have the container name, use it:</text:span> </text:p>
      <text:p text:style-name="Text_20_body"><text:span text:style-name="T1">bash</text:span> </text:p>
      <text:p text:style-name="Text_20_body"><text:span text:style-name="T1">Copy code</text:span> </text:p>
      <text:p text:style-name="Text_20_body"><text:span text:style-name="T1">sudo docker stop container_name</text:span> </text:p>
      <text:p text:style-name="Text_20_body"><text:span text:style-name="T1">Replace container_id with the actual ID of the container, and container_name with the actual name.</text:span> </text:p>
      <text:p text:style-name="Text_20_body"> </text:p>
      <text:p text:style-name="Text_20_body"><text:span text:style-name="T1">In your case, since you successfully stopped the container with ID 24b446c59bb1, you don't need to take any further action for that container. If there are other containers you wish to stop, use the correct ID or name as explained above. Remember, container names are not automatically the same as image names unless you explicitly set them to be so when you run the container with docker run --name my_container_name ....</text:span> </text:p>
      <text:p text:style-name="Text_20_body"> </text:p>
      <text:p text:style-name="Text_20_body"><text:span text:style-name="T1">sudo docker run -d -p 5000:5000 3611f430afb5</text:span> </text:p>
      <text:p text:style-name="Text_20_body"> </text:p>
      <text:p text:style-name="Text_20_body"><text:span text:style-name="T1">If you started this container without the -d flag (which stands for "detached"), your terminal is now tied to the stdout of the Docker container. To detach from a running container without stopping it, you can usually use the Ctrl + p, Ctrl + q key sequence. However, this only works if the container was started with the -it option (interactive terminal).</text:span> </text:p>
      <text:p text:style-name="Text_20_body"> </text:p>
      <text:p text:style-name="Text_20_body"><text:span text:style-name="T1">If you've started the container without -it and it's taking over your terminal, you cannot detach in the traditional sense. You would need to stop the container (which would stop your application) and restart it in detached mode using the -d flag like this:</text:span> </text:p>
      <text:p text:style-name="Text_20_body"> </text:p>
      <text:p text:style-name="Text_20_body"><text:span text:style-name="T1">bash</text:span> </text:p>
      <text:p text:style-name="Text_20_body"><text:span text:style-name="T1">Copy code</text:span> </text:p>
      <text:p text:style-name="Text_20_body"><text:span text:style-name="T1">sudo docker run -d -p 5000:5000 3611f430afb5</text:span> </text:p>
      <text:p text:style-name="Text_20_body"><text:span text:style-name="T1">To stop the current container that's running and attached to your terminal, you would open a new terminal window, find the container ID with docker ps, and then use docker stop &lt;container_id&gt; to stop it. After that, you can restart it in detached mode as shown above.</text:span> </text:p>
      <text:p text:style-name="Standard"><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1T14:25:17.602197957</meta:creation-date>
    <dc:date>2024-03-11T14:26:05.400133064</dc:date>
    <meta:editing-duration>PT48S</meta:editing-duration>
    <meta:editing-cycles>1</meta:editing-cycles>
    <meta:document-statistic meta:table-count="0" meta:image-count="0" meta:object-count="0" meta:page-count="8" meta:paragraph-count="188" meta:word-count="1393" meta:character-count="8638" meta:non-whitespace-character-count="7161"/>
    <meta:generator>LibreOffice/7.3.7.2$Linux_X86_64 LibreOffice_project/30$Build-2</meta:generator>
  </office:meta>
</office:document-meta>
</file>